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itle">
      <style:text-properties officeooo:paragraph-rsid="0008aeef"/>
    </style:style>
    <style:style style:name="T1" style:family="text">
      <style:text-properties officeooo:rsid="0008aee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k</text:span>ucomms userspace programmers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_1711295443" text:style-name="Index_20_Link" text:visited-style-name="Index_20_Link">Overview<text:tab/>1</text:a></text:p>
        </text:index-body>
      </text:table-of-content>
      <text:h text:style-name="Heading_20_1" text:outline-level="1"><text:bookmark-start text:name="__RefHeading___Toc3_1711295443"/>Overview<text:bookmark-end text:name="__RefHeading___Toc3_1711295443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16T01:55:13.520964194</dc:date>
    <meta:editing-duration>PT2M39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4" meta:word-count="10" meta:character-count="70" meta:non-whitespace-character-count="64"/>
  </office:meta>
</office:document-meta>
</file>